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eaned-ajit-insn-set-layout-form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hiftCou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ONAM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ONAM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ONAM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ERVED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ONAME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ERVED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ONAME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1:18:56.566206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1:21:17.611387946</dc:date>
    <dc:creator>Abhijat Vichare</dc:creator>
    <meta:editing-duration>PT5M8S</meta:editing-duration>
    <meta:editing-cycles>2</meta:editing-cycles>
    <meta:generator>LibreOffice/6.0.7.3$Linux_X86_64 LibreOffice_project/00m0$Build-3</meta:generator>
    <meta:document-statistic meta:table-count="1" meta:cell-count="1148" meta:object-count="0"/>
  </office:meta>
</office:document-meta>
</file>